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3.744cm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0.821cm" fo:min-width="3.782cm"/>
    </style:style>
    <style:style style:name="gr6" style:family="graphic" style:parent-style-name="standard">
      <style:graphic-properties draw:textarea-horizontal-align="justify" draw:textarea-vertical-align="middle" draw:auto-grow-height="false" fo:min-height="1.64cm" fo:min-width="5.104cm"/>
    </style:style>
    <style:style style:name="gr7" style:family="graphic" style:parent-style-name="standard">
      <style:graphic-properties draw:textarea-horizontal-align="justify" draw:textarea-vertical-align="middle" draw:auto-grow-height="false" fo:min-height="0.821cm" fo:min-width="4.72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3.2cm" svg:x="1.2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6cm" svg:height="2.8cm" svg:x="4.9cm" svg:y="24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cm" svg:height="2.5cm" svg:x="7.7cm" svg:y="4.4cm">
          <text:p text:style-name="P1">Input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4.9cm" svg:height="4.3cm" svg:x="9.9cm" svg:y="8.5cm">
          <text:p text:style-name="P1">Jeśli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6.8cm" svg:height="1.7cm" svg:x="12.1cm" svg:y="20.7cm">
          <text:p text:style-name="P1">Output są równe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8.9cm" svg:height="3cm" svg:x="1.6cm" svg:y="13.3cm">
          <text:p text:style-name="P1">Wtedy a jest więks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4.9cm" svg:height="4.3cm" svg:x="14.4cm" svg:y="13cm">
          <text:p text:style-name="P1">Jeśli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6" draw:id="id6" draw:layer="layout" svg:width="8.3cm" svg:height="1.7cm" svg:x="6cm" svg:y="18.1cm">
          <text:p text:style-name="P1">Output b jest więks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draw:type="line" svg:x1="7cm" svg:y1="3.2cm" svg:x2="12.075cm" svg:y2="4.4cm" draw:start-shape="id1" draw:end-shape="id2" draw:end-glue-point="4" svg:d="M7000 3200l5075 1200" svg:viewBox="0 0 5076 1201">
          <text:p/>
        </draw:connector>
        <draw:connector draw:style-name="gr8" draw:text-style-name="P2" draw:layer="layout" draw:type="line" svg:x1="11.2cm" svg:y1="6.9cm" svg:x2="12.35cm" svg:y2="8.5cm" draw:start-shape="id2" draw:end-shape="id3" svg:d="M11200 6900l1150 1600" svg:viewBox="0 0 1151 1601">
          <text:p/>
        </draw:connector>
        <draw:connector draw:style-name="gr9" draw:text-style-name="P2" draw:layer="layout" draw:type="lines" svg:x1="9.9cm" svg:y1="10.65cm" svg:x2="6.05cm" svg:y2="13.3cm" draw:start-shape="id3" draw:start-glue-point="5" draw:end-shape="id4" svg:d="M9900 10650h-501l-3349 2149v501" svg:viewBox="0 0 3851 2651">
          <text:p text:style-name="P1">Tak</text:p>
        </draw:connector>
        <draw:connector draw:style-name="gr9" draw:text-style-name="P2" draw:layer="layout" draw:type="lines" svg:x1="14.8cm" svg:y1="10.65cm" svg:x2="16.85cm" svg:y2="13cm" draw:start-shape="id3" draw:end-shape="id5" svg:d="M14800 10650h502l1548 1849v501" svg:viewBox="0 0 2051 2351">
          <text:p text:style-name="P1">Nie</text:p>
        </draw:connector>
        <draw:connector draw:style-name="gr9" draw:text-style-name="P2" draw:layer="layout" draw:type="lines" svg:x1="14.4cm" svg:y1="15.15cm" svg:x2="11.188cm" svg:y2="18.1cm" draw:start-shape="id5" draw:end-shape="id6" draw:end-glue-point="4" svg:d="M14400 15150h-501l-2711 2449v501" svg:viewBox="0 0 3213 2951">
          <text:p text:style-name="P1">Tak</text:p>
        </draw:connector>
        <draw:connector draw:style-name="gr9" draw:text-style-name="P2" draw:layer="layout" draw:type="lines" svg:x1="16.85cm" svg:y1="17.3cm" svg:x2="15.5cm" svg:y2="20.7cm" draw:start-shape="id5" draw:end-shape="id7" svg:d="M16850 17300v502l-1350 2397v501" svg:viewBox="0 0 1351 3401">
          <text:p text:style-name="P1">Nie</text:p>
        </draw:connector>
        <draw:connector draw:style-name="gr8" draw:text-style-name="P2" draw:layer="layout" svg:x1="10.15cm" svg:y1="19.8cm" svg:x2="7.9cm" svg:y2="24.1cm" draw:start-shape="id6" draw:start-glue-point="8" draw:end-shape="id8" svg:d="M10150 19800v2151h-2250v2149" svg:viewBox="0 0 2251 4301">
          <text:p/>
        </draw:connector>
        <draw:connector draw:style-name="gr8" draw:text-style-name="P2" draw:layer="layout" svg:x1="15.5cm" svg:y1="22.4cm" svg:x2="7.9cm" svg:y2="24.1cm" draw:start-shape="id7" draw:start-glue-point="8" draw:end-shape="id8" svg:d="M15500 22400v851h-7600v849" svg:viewBox="0 0 7601 1701">
          <text:p/>
        </draw:connector>
        <draw:connector draw:style-name="gr8" draw:text-style-name="P2" draw:layer="layout" svg:x1="4.937cm" svg:y1="16.3cm" svg:x2="4.9cm" svg:y2="25.5cm" draw:start-shape="id4" draw:start-glue-point="7" draw:end-shape="id8" draw:end-glue-point="6" svg:d="M4937 16300v3901h-538v5299h501" svg:viewBox="0 0 539 9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49.395560909</meta:creation-date>
    <dc:date>2019-09-16T09:01:42.481152563</dc:date>
    <meta:editing-duration>PT11M11S</meta:editing-duration>
    <meta:editing-cycles>12</meta:editing-cycles>
    <meta:generator>LibreOffice/6.0.7.3$Linux_X86_64 LibreOffice_project/00m0$Build-3</meta:generator>
    <meta:document-statistic meta:object-count="17"/>
  </office:meta>
</office:document-meta>
</file>